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officeooo:rsid="0020bbae" officeooo:paragraph-rsid="003a88d9" style:font-style-asian="normal" style:font-style-complex="normal"/>
    </style:style>
    <style:style style:name="P2" style:family="paragraph" style:parent-style-name="Standard">
      <style:text-properties fo:font-style="normal" fo:font-weight="bold" officeooo:rsid="00403e25" officeooo:paragraph-rsid="00403e25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c4d98" officeooo:paragraph-rsid="001f931c"/>
    </style:style>
    <style:style style:name="P4" style:family="paragraph" style:parent-style-name="Standard">
      <style:paragraph-properties fo:margin-left="-0.0075in" fo:margin-right="0in" fo:text-align="justify" style:justify-single-word="false" fo:text-indent="0.0075in" style:auto-text-indent="false">
        <style:tab-stops/>
      </style:paragraph-properties>
      <style:text-properties fo:font-style="normal" officeooo:rsid="002538bd" officeooo:paragraph-rsid="003a88d9" style:font-style-asian="normal" style:font-style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tyle="normal" officeooo:rsid="00530a6d" officeooo:paragraph-rsid="00562a48" style:font-style-asian="normal" style:font-style-complex="normal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450ca3" officeooo:paragraph-rsid="00562a48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weight="bold" officeooo:rsid="00184655" officeooo:paragraph-rsid="00184655" style:font-weight-asian="bold" style:font-weight-complex="bold"/>
    </style:style>
    <style:style style:name="P8" style:family="paragraph" style:parent-style-name="Standard" style:list-style-name="L1">
      <style:text-properties style:text-position="0% 100%" fo:font-style="normal" fo:font-weight="normal" officeooo:rsid="00578a90" officeooo:paragraph-rsid="00578a90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bold" officeooo:rsid="002c496d" officeooo:paragraph-rsid="00403e25" style:font-style-asian="normal" style:font-weight-asian="bold" style:font-style-complex="normal" style:font-weight-complex="bold"/>
    </style:style>
    <style:style style:name="P10" style:family="paragraph" style:parent-style-name="Standard" style:list-style-name="L2">
      <style:paragraph-properties fo:margin-left="-0.0075in" fo:margin-right="0in" fo:text-indent="0.0075in" style:auto-text-indent="false">
        <style:tab-stops/>
      </style:paragraph-properties>
      <style:text-properties fo:color="#ff3333" loext:opacity="100%" fo:font-style="normal" fo:font-weight="bold" officeooo:rsid="0020bbae" officeooo:paragraph-rsid="003a88d9" style:font-style-asian="normal" style:font-weight-asian="bold" style:font-style-complex="normal" style:font-weight-complex="bold"/>
    </style:style>
    <style:style style:name="T1" style:family="text">
      <style:text-properties fo:font-style="italic" officeooo:rsid="00252a78" style:font-style-asian="italic" style:font-style-complex="italic"/>
    </style:style>
    <style:style style:name="T2" style:family="text">
      <style:text-properties officeooo:rsid="00252a78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3f328d" style:font-size-asian="18pt" style:font-size-complex="18pt"/>
    </style:style>
    <style:style style:name="T5" style:family="text">
      <style:text-properties fo:font-size="18pt" officeooo:rsid="005c8dc8" style:font-size-asian="18pt" style:font-size-complex="18pt"/>
    </style:style>
    <style:style style:name="T6" style:family="text">
      <style:text-properties officeooo:rsid="00594c2a"/>
    </style:style>
    <style:style style:name="T7" style:family="text">
      <style:text-properties officeooo:rsid="005a995f"/>
    </style:style>
    <style:style style:name="T8" style:family="text">
      <style:text-properties officeooo:rsid="005c8dc8"/>
    </style:style>
    <style:style style:name="T9" style:family="text">
      <style:text-properties officeooo:rsid="005e8b63"/>
    </style:style>
    <style:style style:name="T10" style:family="text">
      <style:text-properties officeooo:rsid="005f949b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INFX </text:span><text:span text:style-name="T4">502</text:span><text:span text:style-name="T3"> Assignment </text:span><text:span text:style-name="T5">7</text:span></text:p>
      <text:p text:style-name="P3"/>
      <text:p text:style-name="P6">Please answer the following questions from the “Exercises” section at the end of Chapter <text:span text:style-name="T7">3</text:span> of the draft textbook.</text:p>
      <text:p text:style-name="P5"/>
      <text:p text:style-name="P2"/>
      <text:list xml:id="list244203463" text:style-name="L1">
        <text:list-item>
          <text:p text:style-name="P8">Answer question <text:span text:style-name="T8">2.a</text:span> (20 points)</text:p>
        </text:list-item>
        <text:list-item>
          <text:p text:style-name="P8">Answer question <text:span text:style-name="T8">2.c</text:span> (<text:span text:style-name="T6">20</text:span> points)</text:p>
        </text:list-item>
        <text:list-item>
          <text:p text:style-name="P8">Answer question <text:span text:style-name="T8">2.e</text:span><text:span text:style-name="T7"> </text:span>(<text:span text:style-name="T6">20</text:span> points)</text:p>
        </text:list-item>
        <text:list-item>
          <text:p text:style-name="P8">Answer question <text:span text:style-name="T8">2.g</text:span> (<text:span text:style-name="T6">2</text:span>0 points)</text:p>
        </text:list-item>
        <text:list-item>
          <text:p text:style-name="P8">Answer question <text:span text:style-name="T8">2.</text:span><text:span text:style-name="T10">h</text:span> (<text:span text:style-name="T6">2</text:span>0 points)</text:p>
          <text:p text:style-name="P9"/>
        </text:list-item>
      </text:list>
      <text:list xml:id="list349684387" text:style-name="L2">
        <text:list-header>
          <text:p text:style-name="P10">Deliverables:</text:p>
        </text:list-header>
      </text:list>
      <text:p text:style-name="P1"><text:tab/><text:span text:style-name="T2">Please return a single pdf file where the questions are answered in order. You can </text:span><text:span text:style-name="T1">copy</text:span><text:span text:style-name="T2"> the R commands and their outputs from the terminal and </text:span><text:span text:style-name="T1">paste</text:span><text:span text:style-name="T2"> into your solution document to present your answers to the questions. </text:span><text:span text:style-name="T9">For visualizations, you can save your plots and incorporate them in your solution document.</text:span><text:span text:style-name="T2"> In case you do not know how to solve a question please leave it blank in your solution document. The file should be in .pdf format named with your ULID and assignment number, e.g., C00012345_Assign1.pdf . Finally, the first page of the file should have your <text:s/>name, last name, ULID, CLID and department. </text:span></text:p>
      <text:p text:style-name="P1"/>
      <text:p text:style-name="P1"/>
      <text:p text:style-name="P4">Good luck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583in" fo:margin-bottom="0.7874in" fo:margin-left="0.3917in" fo:margin-right="0.3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engin </meta:initial-creator>
    <meta:creation-date>2014-02-24T23:52:38</meta:creation-date>
    <meta:generator>LibreOffice/7.0.5.2$MacOSX_X86_64 LibreOffice_project/64390860c6cd0aca4beafafcfd84613dd9dfb63a</meta:generator>
    <dc:date>2021-10-17T13:44:23.572116062</dc:date>
    <meta:editing-duration>PT3H35M38S</meta:editing-duration>
    <meta:editing-cycles>52</meta:editing-cycles>
    <meta:document-statistic meta:table-count="0" meta:image-count="0" meta:object-count="0" meta:page-count="1" meta:paragraph-count="10" meta:word-count="161" meta:character-count="937" meta:non-whitespace-character-count="788"/>
  </office:meta>
</office:document-meta>
</file>